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73cm" fo:min-width="4.453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1.274cm" fo:min-width="3.1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973cm" fo:min-width="4.199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.274cm" fo:min-width="3.691cm"/>
      <style:paragraph-properties style:writing-mode="lr-tb"/>
    </style:style>
    <style:style style:name="gr6" style:family="graphic" style:parent-style-name="standard">
      <style:graphic-properties draw:fill="solid" draw:fill-color="#ffbf00" draw:textarea-horizontal-align="justify" draw:textarea-vertical-align="middle" draw:auto-grow-height="false" fo:min-height="1.274cm" fo:min-width="3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2cm" fo:min-width="13.978cm"/>
      <style:paragraph-properties style:writing-mode="lr-tb"/>
    </style:style>
    <style:style style:name="gr8" style:family="graphic" style:parent-style-name="standard">
      <style:graphic-properties draw:fill="solid" draw:fill-color="#81d41a" draw:textarea-horizontal-align="justify" draw:textarea-vertical-align="middle" draw:auto-grow-height="false" fo:min-height="1.274cm" fo:min-width="3.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b2b2b2"/>
      <style:paragraph-properties fo:text-align="center" style:writing-mode="lr-tb"/>
    </style:style>
    <style:style style:name="P6" style:family="paragraph">
      <loext:graphic-properties draw:fill="solid" draw:fill-color="#ffbf00"/>
      <style:paragraph-properties fo:text-align="center"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loext:graphic-properties draw:fill="none"/>
      <style:paragraph-properties fo:text-align="start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6.223cm" svg:x="5.699cm" svg:y="6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83cm" svg:height="1.524cm" svg:x="6.08cm" svg:y="6.588cm">
          <text:p text:style-name="P2">Primary S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5.445cm" svg:y="5.064cm">
          <draw:text-box>
            <text:p>Node 1</text:p>
          </draw:text-box>
        </draw:frame>
        <draw:custom-shape draw:style-name="gr4" draw:text-style-name="P1" draw:layer="layout" svg:width="4.699cm" svg:height="6.223cm" svg:x="12.43cm" svg:y="6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91cm" svg:height="1.524cm" svg:x="12.657cm" svg:y="6.588cm">
          <text:p text:style-name="P2">Replica S1 #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83cm" svg:height="0.962cm" svg:x="12.176cm" svg:y="5.064cm">
          <draw:text-box>
            <text:p>Node 2</text:p>
          </draw:text-box>
        </draw:frame>
        <draw:custom-shape draw:style-name="gr6" draw:text-style-name="P6" draw:layer="layout" svg:width="3.81cm" svg:height="1.524cm" svg:x="12.684cm" svg:y="8.493cm">
          <text:p text:style-name="P2">Primary S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4.478cm" svg:height="1.952cm" svg:x="9.663cm" svg:y="14.923cm">
          <draw:text-box>
            <text:p>Number of shards: 3</text:p>
            <text:p>Number of replicas: 2</text:p>
          </draw:text-box>
        </draw:frame>
        <draw:frame draw:style-name="gr3" draw:text-style-name="P4" draw:layer="layout" svg:width="3.683cm" svg:height="0.962cm" svg:x="18.018cm" svg:y="5.064cm">
          <draw:text-box>
            <text:p>Node 3</text:p>
          </draw:text-box>
        </draw:frame>
        <draw:custom-shape draw:style-name="gr5" draw:text-style-name="P5" draw:layer="layout" svg:width="4.191cm" svg:height="1.524cm" svg:x="6.08cm" svg:y="8.493cm">
          <text:p text:style-name="P2">Replica S2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191cm" svg:height="1.524cm" svg:x="6.08cm" svg:y="10.398cm">
          <text:p text:style-name="P2">Replica S3 #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191cm" svg:height="1.524cm" svg:x="12.557cm" svg:y="10.525cm">
          <text:p text:style-name="P2">Replica S3 #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699cm" svg:height="6.223cm" svg:x="18.399cm" svg:y="6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91cm" svg:height="1.524cm" svg:x="18.626cm" svg:y="6.715cm">
          <text:p text:style-name="P2">Replica S1 #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81cm" svg:height="1.524cm" svg:x="18.78cm" svg:y="10.652cm">
          <text:p text:style-name="P2">Primary 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191cm" svg:height="1.524cm" svg:x="18.68cm" svg:y="8.64cm">
          <text:p text:style-name="P2">Replica S2 #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9.652cm" svg:height="1.524cm" svg:x="10.144cm" svg:y="1.508cm">
          <draw:text-box>
            <text:p text:style-name="P7"><text:span text:style-name="T1">Primary </text:span><text:span text:style-name="T1">and </text:span><text:span text:style-name="T1">replica </text:span><text:span text:style-name="T1">shards</text:span></text:p>
          </draw:text-box>
        </draw:frame>
        <draw:frame draw:style-name="gr10" draw:text-style-name="P9" draw:layer="layout" svg:width="15.331cm" svg:height="0.963cm" svg:x="5.862cm" svg:y="17.383cm">
          <draw:text-box>
            <text:p>Total shards = 3 x (1 primary + 2 replicas) = 9 shards</text:p>
          </draw:text-box>
        </draw:frame>
      </draw:page>
      <draw:page draw:name="page2" draw:style-name="dp1" draw:master-page-name="Default">
        <draw:frame draw:style-name="gr11" draw:text-style-name="P10" draw:layer="layout" svg:width="9.906cm" svg:height="3.095cm" svg:x="10.271cm" svg:y="1cm">
          <draw:text-box>
            <text:p><text:span text:style-name="T2">Arch</text:span><text:span text:style-name="T2">itect</text:span><text:span text:style-name="T2">ure</text:span></text:p>
          </draw:text-box>
        </draw:frame>
        <draw:custom-shape draw:style-name="gr12" draw:text-style-name="P12" draw:layer="layout" svg:width="4.445cm" svg:height="4.293cm" svg:x="10.017cm" svg:y="6.801cm">
          <text:p text:style-name="P11"><text:span text:style-name="T3">Data Nod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699cm" svg:height="4.293cm" svg:x="14.716cm" svg:y="6.826cm">
          <text:p text:style-name="P13"><text:span text:style-name="T3">Data Node 2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699cm" svg:height="4.293cm" svg:x="19.669cm" svg:y="6.801cm">
          <text:p text:style-name="P13"><text:span text:style-name="T3">Data Node 3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08cm" svg:height="4.293cm" svg:x="9.382cm" svg:y="13.979cm">
          <text:p text:style-name="P11"><text:span text:style-name="T3">External N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08cm" svg:height="4.293cm" svg:x="3.286cm" svg:y="7.126cm">
          <text:p text:style-name="P11"><text:span text:style-name="T3">Masters (3)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524cm" svg:x="9.763cm" svg:y="15.986cm">
          <text:p text:style-name="P2">Filebe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08cm" svg:height="4.293cm" svg:x="15.521cm" svg:y="13.954cm">
          <text:p text:style-name="P11"><text:span text:style-name="T3">External 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524cm" svg:x="15.902cm" svg:y="15.961cm">
          <text:p text:style-name="P2">Metricbe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08cm" svg:height="4.293cm" svg:x="3.159cm" svg:y="13.852cm">
          <text:p text:style-name="P11"><text:span text:style-name="T3">External Node</text:span></text:p>
          <text:p text:style-name="P11"><text:span text:style-name="T3">(eg. </text:span><text:span text:style-name="T3">webserver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524cm" svg:x="3.54cm" svg:y="15.859cm">
          <text:p text:style-name="P2">Logst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5.08cm" svg:height="4.293cm" svg:x="2.686cm" svg:y="6.526cm">
          <text:p text:style-name="P11"><text:span text:style-name="T3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08cm" svg:height="4.293cm" svg:x="2.186cm" svg:y="5.726cm">
          <text:p text:style-name="P11"><text:span text:style-name="T3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08cm" svg:height="4.293cm" svg:x="21.955cm" svg:y="13.979cm">
          <text:p text:style-name="P11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524cm" svg:x="22.336cm" svg:y="15.986cm">
          <text:p text:style-name="P2">Kibana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10-12T12:26:51.964623908</dc:date>
    <meta:editing-duration>PT11H41M18S</meta:editing-duration>
    <meta:editing-cycles>21</meta:editing-cycles>
    <meta:generator>LibreOffice/6.4.7.2$Linux_X86_64 LibreOffice_project/40$Build-2</meta:generator>
    <meta:document-statistic meta:object-count="33"/>
  </office:meta>
</office:document-meta>
</file>